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0385499AE1194C64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65cm, 1.553cm, 13.022cm, 1.30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18cm" svg:height="20.499cm" svg:x="0.892cm" svg:y="1.992cm">
          <draw:image xlink:href="Pictures/10000000000005E8000007E00385499AE1194C6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15:24:01.534582291</dc:date>
    <meta:editing-duration>PT3M37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